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420B789B84AB33002F9.png" manifest:media-type="image/png"/>
  <manifest:file-entry manifest:full-path="Pictures/10000201000003470000042016C102595CE26075.png" manifest:media-type="image/png"/>
  <manifest:file-entry manifest:full-path="Pictures/10000201000003F1000004204AAA86E75F8C9CD4.png" manifest:media-type="image/png"/>
  <manifest:file-entry manifest:full-path="Pictures/10000201000003F100000391124F1D4F38510F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draw:frame draw:style-name="fr1" draw:name="Bild1" text:anchor-type="paragraph" svg:width="16.764cm" svg:height="15.169cm" draw:z-index="0"><draw:image xlink:href="Pictures/10000201000003F100000391124F1D4F38510F7D.png" xlink:type="simple" xlink:show="embed" xlink:actuate="onLoad"/></draw:frame></text:h>
      <text:p text:style-name="Text_20_body"/>
      <text:p text:style-name="Text_20_body"><draw:frame draw:style-name="fr1" draw:name="Bild2" text:anchor-type="paragraph" svg:width="14.728cm" svg:height="15.413cm" draw:z-index="1"><draw:image xlink:href="Pictures/10000201000003F1000004204AAA86E75F8C9CD4.png" xlink:type="simple" xlink:show="embed" xlink:actuate="onLoad"/></draw:frame></text:p>
      <text:p text:style-name="Text_20_body"><draw:frame draw:style-name="fr2" draw:name="Bild3" text:anchor-type="paragraph" svg:x="1cm" svg:y="0.369cm" svg:width="16.018cm" svg:height="20.159cm" draw:z-index="2"><draw:image xlink:href="Pictures/10000201000003470000042016C102595CE26075.png" xlink:type="simple" xlink:show="embed" xlink:actuate="onLoad"/></draw:frame><text:soft-page-break/></text:p>
      <text:p text:style-name="Text_20_body"><draw:frame draw:style-name="fr1" draw:name="Bild4" text:anchor-type="paragraph" svg:width="16.476cm" svg:height="20.738cm" draw:z-index="3"><draw:image xlink:href="Pictures/100002010000034700000420B789B84AB33002F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9:31:31.458751491</meta:creation-date>
    <dc:date>2017-07-13T19:37:28.472236679</dc:date>
    <meta:editing-duration>PT5M57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5.1.6.2$Linux_X86_64 LibreOffice_project/10m0$Build-2</meta:generator>
  </office:meta>
</office:document-meta>
</file>